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distribution tab</text:p>
          </table:table-cell>
          <table:table-cell table:style-name="ce6" office:value-type="float" office:value="6">
            <text:p>6.00</text:p>
          </table:table-cell>
          <table:table-cell table:style-name="ce11" office:value-type="string">
            <text:p>changed all the dsp pages under the distribution tab for new ui requirement of client and fixed the alignment issue with hemant that arise as a result of the change and also fix the jquery issue that arise for the change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Task 821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completed the task for all three version of dashgo and also changed the setting that depend on this removal for the distribution tab 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/>
          <table:table-cell table:style-name="ce18" table:number-columns-repeated="1018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/>
          <table:table-cell table:style-name="ce18" table:number-columns-repeated="1018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20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4">01/14/2012</text:date>, <text:time>20:1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1-14T20:16:50</dc:date>
    <meta:editing-cycles>235</meta:editing-cycles>
    <meta:editing-duration>P25DT17H8M59S</meta:editing-duration>
    <meta:generator>BrOffice.org/3.3$Linux OpenOffice.org_project/330m20$Build-9567</meta:generator>
    <meta:document-statistic meta:table-count="1" meta:cell-count="13" meta:object-count="0"/>
  </office:meta>
</office:document-meta>
</file>